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middle" style:cell-protect="protected"/>
    </style:style>
    <style:style style:name="ce3" style:family="table-cell" style:parent-style-name="Default" style:data-style-name="N36">
      <style:table-cell-properties style:vertical-align="middle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2">
            <text:p>1284.58</text:p>
          </table:table-cell>
          <table:table-cell office:value-type="date" office:date-value="2002-03-11T00:00:00" table:style-name="ce3">
            <text:p>11/03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2">
            <text:p>1093.47</text:p>
          </table:table-cell>
          <table:table-cell office:value-type="date" office:date-value="2000-03-20T00:00:00" table:style-name="ce3">
            <text:p>20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2">
            <text:p>1060.00</text:p>
          </table:table-cell>
          <table:table-cell office:value-type="date" office:date-value="2000-09-13T00:00:00" table:style-name="ce3">
            <text:p>13/0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2">
            <text:p>1030.20</text:p>
          </table:table-cell>
          <table:table-cell office:value-type="date" office:date-value="2001-03-23T00:00:00" table:style-name="ce3">
            <text:p>23/03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2">
            <text:p>1174.23</text:p>
          </table:table-cell>
          <table:table-cell office:value-type="date" office:date-value="2000-01-10T00:00:00" table:style-name="ce3">
            <text:p>10/0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2">
            <text:p>1067.13</text:p>
          </table:table-cell>
          <table:table-cell office:value-type="date" office:date-value="2002-08-11T00:00:00" table:style-name="ce3">
            <text:p>11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2">
            <text:p>1046.73</text:p>
          </table:table-cell>
          <table:table-cell office:value-type="date" office:date-value="2001-02-02T00:00:00" table:style-name="ce3">
            <text:p>02/02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2">
            <text:p>1101.06</text:p>
          </table:table-cell>
          <table:table-cell office:value-type="date" office:date-value="2000-03-18T00:00:00" table:style-name="ce3">
            <text:p>18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2">
            <text:p>1522.69</text:p>
          </table:table-cell>
          <table:table-cell office:value-type="date" office:date-value="2001-07-10T00:00:00" table:style-name="ce3">
            <text:p>10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2">
            <text:p>1111.64</text:p>
          </table:table-cell>
          <table:table-cell office:value-type="date" office:date-value="2000-11-11T00:00:00" table:style-name="ce3">
            <text:p>11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2">
            <text:p>1075.27</text:p>
          </table:table-cell>
          <table:table-cell office:value-type="date" office:date-value="2001-06-25T00:00:00" table:style-name="ce3">
            <text:p>25/06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2">
            <text:p>1500.00</text:p>
          </table:table-cell>
          <table:table-cell office:value-type="date" office:date-value="2002-04-05T00:00:00" table:style-name="ce3">
            <text:p>05/04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2">
            <text:p>1043.91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2">
            <text:p>1360.07</text:p>
          </table:table-cell>
          <table:table-cell office:value-type="date" office:date-value="2001-05-03T00:00:00" table:style-name="ce3">
            <text:p>0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2">
            <text:p>1439.18</text:p>
          </table:table-cell>
          <table:table-cell office:value-type="date" office:date-value="2002-01-03T00:00:00" table:style-name="ce3">
            <text:p>03/01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2">
            <text:p>1004.33</text:p>
          </table:table-cell>
          <table:table-cell office:value-type="date" office:date-value="2002-05-12T00:00:00" table:style-name="ce3">
            <text:p>12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2">
            <text:p>1270.00</text:p>
          </table:table-cell>
          <table:table-cell office:value-type="date" office:date-value="2000-02-14T00:00:00" table:style-name="ce3">
            <text:p>1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2">
            <text:p>1144.00</text:p>
          </table:table-cell>
          <table:table-cell office:value-type="date" office:date-value="2002-05-05T00:00:00" table:style-name="ce3">
            <text:p>05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2">
            <text:p>1021.60</text:p>
          </table:table-cell>
          <table:table-cell office:value-type="date" office:date-value="2002-02-02T00:00:00" table:style-name="ce3">
            <text:p>02/02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named-expressions>
        <table:named-range table:name="ProductosNuevos" table:cell-range-address="ProductosNuevos.$A$1:ProductosNuevos.$H$20" table:base-cell-address="ProductosNuev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Juan</meta:initial-creator>
    <dc:creator>Usuario de Windows</dc:creator>
    <meta:creation-date>2015-08-31T16:40:15Z</meta:creation-date>
    <dc:date>2021-05-29T05:04:38Z</dc:date>
    <meta:user-defined meta:name="ESRI_WORKBOOK_ID">fecd1c543ed54f3282b938d87e81e16c</meta:user-defined>
  </office:meta>
</office:document-meta>
</file>